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1c0b36" officeooo:paragraph-rsid="001c0b36"/>
    </style:style>
    <style:style style:name="P2" style:family="paragraph" style:parent-style-name="Standard">
      <style:text-properties officeooo:rsid="001cc220" officeooo:paragraph-rsid="001cc220"/>
    </style:style>
    <style:style style:name="T1" style:family="text">
      <style:text-properties officeooo:rsid="001cc220"/>
    </style:style>
    <style:style style:name="T2" style:family="text">
      <style:text-properties fo:font-variant="normal" fo:text-transform="none" fo:color="#24292e" style:font-name="apple-system" fo:font-size="10.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y en el proyecto de nuestra plataforma me dispuse a pasar la confguracion (settings.py) para dejar de trabajar con sqlite e iniciar c trabajar con una base de datos de mariadb.</text:p>
      <text:p text:style-name="P1"/>
      <text:p text:style-name="P1">Dado que quiero que tanto eyden como yo, accedamos <text:s/><text:span text:style-name="T1">a la misma base de datos, sin importar donde estemos, he decidido usar una cuenta de Amazon Web Services y crear una instancia de Relational Data Bases Service o RDS.</text:span></text:p>
      <text:p text:style-name="P1"/>
      <text:p text:style-name="P2">Siguiendo la guia que amazon proporciona, sin embargo, se debe modificar el grupo de seguridad de entrada para que cualquier ip pueda acceder.</text:p>
      <text:p text:style-name="P2"/>
      <text:p text:style-name="P2">Hecho esto, se debe installar el controlador de python para mysql, el que usa django es mysqlclient. Al intentar descargarlo, tuve problemas pues presentaba un error en el que decía que Python.h no estaba presente.</text:p>
      <text:p text:style-name="P2"/>
      <text:p text:style-name="P2">Despues de buscar cual pudiera ser el error me encontre con un post que indicaba instalar <text:s/>ejecutar un install de python3.6-dev (yo trabajo con python 3.5 por lo que habría que sustituir el numero de versión), asi como libmysqlclient-dev, posterior a eso, activar el entorno virtual y ahora si ejecutar pip install mysqlclient.</text:p>
      <text:p text:style-name="P2"/>
      <text:p text:style-name="P2">Esto anterior resultó exitosamente!.</text:p>
      <text:p text:style-name="P2"/>
      <text:p text:style-name="P2"><text:span text:style-name="T2">This is how I fix it.</text:span><text:line-break/><text:span text:style-name="T2">sudo apt-get install python3.6-dev libmysqlclient-dev</text:span><text:line-break/><text:span text:style-name="T2">after that I activate the virtual environment and execute the following command</text:span><text:line-break/><text:span text:style-name="T2">pip install mysqlclient</text:span></text:p>
      <text:p text:style-name="P2"/>
      <text:p text:style-name="P2"><text:a xlink:type="simple" xlink:href="https://github.com/openai/gym/issues/757" text:style-name="Internet_20_link" text:visited-style-name="Visited_20_Internet_20_Link">https://github.com/openai/gym/issues/757</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7T13:42:59.726015111</meta:creation-date>
    <dc:date>2018-03-27T14:00:24.026912185</dc:date>
    <meta:editing-duration>PT7M14S</meta:editing-duration>
    <meta:editing-cycles>2</meta:editing-cycles>
    <meta:generator>LibreOffice/5.4.0.3$Linux_X86_64 LibreOffice_project/40m0$Build-3</meta:generator>
    <meta:document-statistic meta:table-count="0" meta:image-count="0" meta:object-count="0" meta:page-count="1" meta:paragraph-count="8" meta:word-count="212" meta:character-count="1334" meta:non-whitespace-character-count="1128"/>
  </office:meta>
</office:document-meta>
</file>